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258588"/>
    </style:style>
    <style:style style:name="P2" style:family="paragraph" style:parent-style-name="Standard">
      <style:text-properties officeooo:paragraph-rsid="0025858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58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考えられる異常処理・例外処理</text:span></text:p>
      <text:p text:style-name="P2">・，区切りではない（スペース区切り）</text:p>
      <text:p text:style-name="P2">・データのフォーマットが違う。（<text:span text:style-name="T2">id、名前、お金以外のデータがあったり、逆にデータが消えていたり。</text:span>）</text:p>
      <text:p text:style-name="Standard">・ファイルが存在しない。</text:p>
      <text:p text:style-name="Standard">・ファイルが大きすぎて、メモリリーク。</text:p>
      <text:p text:style-name="Standard">・ファイルにアクセス権限がない。</text:p>
      <text:p text:style-name="Standard">・プログラムがファイルを操作中に、外部割込みが入る。（電源が切れるなど）</text:p>
      <text:p text:style-name="Standard">・計算で0で割ったと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36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810469</meta:initial-creator>
    <meta:editing-cycles>7</meta:editing-cycles>
    <meta:creation-date>2018-06-28T01:13:00</meta:creation-date>
    <dc:date>2018-07-04T21:51:19.638000000</dc:date>
    <meta:editing-duration>PT6H46M51S</meta:editing-duration>
    <meta:generator>LibreOffice/5.3.2.2$Windows_x86 LibreOffice_project/6cd4f1ef626f15116896b1d8e1398b56da0d0ee1</meta:generator>
    <meta:document-statistic meta:table-count="0" meta:image-count="0" meta:object-count="0" meta:page-count="1" meta:paragraph-count="8" meta:word-count="176" meta:character-count="177" meta:non-whitespace-character-count="1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